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6" style:parent-style-name="Graphics">
      <style:graphic-properties draw:fill="none" fo:clip="rect(2.13182in, 2.43169in, 2.91718in, 1.85472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 style:parent-style-name="Graphics">
      <style:graphic-properties draw:fill="none" fo:clip="rect(0.28839in, 0.61501in, 3.21546in, 3.63238in)" draw:stroke="none"/>
    </style:style>
    <style:style style:family="graphic" style:name="a381" style:parent-style-name="Graphics">
      <style:graphic-properties draw:fill="none" fo:clip="rect(1.26357in, 0.4762in, 2.06976in, 0.4728in)" draw:stroke="none"/>
    </style:style>
    <style:style style:family="graphic" style:name="a388" style:parent-style-name="Graphics">
      <style:graphic-properties draw:fill="none" fo:clip="rect(0.28839in, 0.61501in, 3.21546in, 3.63238in)" draw:stroke="none"/>
    </style:style>
    <style:style style:family="graphic" style:name="a382" style:parent-style-name="Graphics">
      <style:graphic-properties draw:fill="none" fo:clip="rect(2.46475in, 1.19219in, 2.84689in, 1.29094in)" draw:stroke="none"/>
    </style:style>
    <style:style style:family="graphic" style:name="a389" style:parent-style-name="Graphics">
      <style:graphic-properties draw:fill="none" fo:clip="rect(1.87667in, 1.00953in, 3.52867in, 1.71078in)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fo:clip="rect(1.66042in, 5.52172in, 2.11664in, 1.095in)" draw:stroke="none"/>
    </style:style>
    <style:style style:family="graphic" style:name="a385" style:parent-style-name="Graphics">
      <style:graphic-properties draw:fill="none" draw:stroke="none"/>
    </style:style>
    <style:style style:family="graphic" style:name="a390" style:parent-style-name="Graphics">
      <style:graphic-properties draw:fill="none" fo:clip="rect(0.28839in, 0.61501in, 3.21546in, 3.63238in)" draw:stroke="none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draw:style-name="a381" draw:name="Afbeelding 4" svg:x="6.27142in" svg:y="5.5in" svg:width="4.05102in" svg:height="2in" style:rel-width="scale" style:rel-height="scale">
          <draw:image xlink:href="media/image1.jpg" xlink:type="simple" xlink:show="embed" xlink:actuate="onLoad"/>
          <svg:title/>
          <svg:desc>Afbeelding met tekst, schermopname, ontwerp

Automatisch gegenereerde beschrijving</svg:desc>
        </draw:frame>
        <draw:frame draw:id="id64" draw:style-name="a382" draw:name="Afbeelding 6" svg:x="6.27142in" svg:y="3.60204in" svg:width="4.05102in" svg:height="1.89796in" style:rel-width="scale" style:rel-height="scale">
          <draw:image xlink:href="media/image2.jpg" xlink:type="simple" xlink:show="embed" xlink:actuate="onLoad"/>
          <svg:title/>
          <svg:desc>Afbeelding met boom, schermopname, huis, ontwerp

Automatisch gegenereerde beschrijving</svg:desc>
        </draw:frame>
        <draw:frame draw:id="id65" draw:style-name="a383" draw:name="Afbeelding 42" svg:x="10.32244in" svg:y="4.75258in" svg:width="3.01089in" svg:height="1.65367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Afbeelding 45" svg:x="2.9187in" svg:y="2.19993in" svg:width="2.65625in" svg:height="1.92708in" style:rel-width="scale" style:rel-height="scale">
          <draw:image xlink:href="media/image4.jpg" xlink:type="simple" xlink:show="embed" xlink:actuate="onLoad"/>
          <svg:title/>
          <svg:desc/>
        </draw:frame>
        <draw:frame draw:id="id67" draw:style-name="a385" draw:name="Inkt 46" svg:x="5in" svg:y="2.20568in" svg:width="0.59528in" svg:height="1.07638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386" draw:name="Afbeelding 48" svg:x="5.19075in" svg:y="1.03839in" svg:width="3.66019in" svg:height="1.50465in" style:rel-width="scale" style:rel-height="scale">
          <draw:image xlink:href="media/image6.jpg" xlink:type="simple" xlink:show="embed" xlink:actuate="onLoad"/>
          <svg:title/>
          <svg:desc>Afbeelding met schermopname, ontwerp

Automatisch gegenereerde beschrijving</svg:desc>
        </draw:frame>
        <draw:frame draw:id="id69" draw:style-name="a387" draw:transform="translate(-0.5612in -0.04788in) rotate(-0.58808) translate(6.02089in 4.08983in)" draw:name="Afbeelding 49" svg:width="1.1224in" svg:height="0.09576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88" draw:transform="translate(-0.5612in -0.04788in) rotate(-1.5708) translate(7.70413in 3.10424in)" draw:name="Afbeelding 50" svg:width="1.1224in" svg:height="0.09576in" style:rel-width="scale" style:rel-height="scale">
          <draw:image xlink:href="media/image3.png" xlink:type="simple" xlink:show="embed" xlink:actuate="onLoad"/>
          <svg:title/>
          <svg:desc/>
        </draw:frame>
        <draw:frame draw:id="id71" draw:style-name="a389" draw:name="Afbeelding 52" svg:x="3.40021in" svg:y="4.60417in" svg:width="1.79054in" svg:height="1.5625in" style:rel-width="scale" style:rel-height="scale">
          <draw:image xlink:href="media/image7.jpg" xlink:type="simple" xlink:show="embed" xlink:actuate="onLoad"/>
          <svg:title/>
          <svg:desc>Afbeelding met Schaalmodel

Automatisch gegenereerde beschrijving</svg:desc>
        </draw:frame>
        <draw:frame draw:id="id72" draw:style-name="a390" draw:transform="translate(-0.5612in -0.04788in) rotate(-6.03708) translate(5.70686in 5.28855in)" draw:name="Afbeelding 53" svg:width="1.1224in" svg:height="0.09576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Joran Suijs</meta:initial-creator>
    <dc:creator>Joran Suijs</dc:creator>
    <meta:creation-date>2024-03-04T07:38:04Z</meta:creation-date>
    <dc:date>2024-03-04T15:24:56Z</dc:date>
    <meta:template xlink:href="" xlink:type="simple"/>
    <meta:editing-cycles>2</meta:editing-cycles>
    <meta:editing-duration>PT28011S</meta:editing-duration>
    <meta:document-statistic meta:paragraph-count="0" meta:word-count="0"/>
  </office:meta>
</office:document-meta>
</file>